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0ac" officeooo:paragraph-rsid="001c60ac"/>
    </style:style>
    <style:style style:name="P2" style:family="paragraph" style:parent-style-name="Standard">
      <style:text-properties style:font-name="Linux Biolinum G" fo:font-size="10pt" officeooo:rsid="00203256" officeooo:paragraph-rsid="00203256" style:font-size-asian="10pt" style:font-size-complex="10pt"/>
    </style:style>
    <style:style style:name="P3" style:family="paragraph" style:parent-style-name="Standard">
      <style:text-properties style:font-name="Linux Biolinum G" fo:font-size="10pt" fo:font-weight="bold" officeooo:rsid="0025e964" officeooo:paragraph-rsid="0025e964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inux Biolinum G" fo:font-size="10pt" fo:font-weight="bold" officeooo:rsid="002387e6" officeooo:paragraph-rsid="002387e6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Linux Biolinum G" fo:font-size="10pt" fo:font-weight="bold" officeooo:rsid="002387e6" officeooo:paragraph-rsid="0023cf53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Linux Biolinum G" fo:font-size="10pt" fo:font-weight="bold" officeooo:rsid="00234a9d" officeooo:paragraph-rsid="00234a9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officeooo:rsid="001c60ac" officeooo:paragraph-rsid="001c60ac"/>
    </style:style>
    <style:style style:name="P8" style:family="paragraph" style:parent-style-name="Standard">
      <style:text-properties style:font-name="Arial" officeooo:rsid="001e45a2" officeooo:paragraph-rsid="001e45a2"/>
    </style:style>
    <style:style style:name="P9" style:family="paragraph" style:parent-style-name="Standard">
      <style:text-properties style:font-name="Arial" fo:font-style="normal" officeooo:rsid="002176ee" officeooo:paragraph-rsid="001e45a2" style:font-style-asian="normal" style:font-style-complex="normal"/>
    </style:style>
    <style:style style:name="P10" style:family="paragraph" style:parent-style-name="Standard">
      <style:text-properties style:font-name="Arial" officeooo:rsid="00203256" officeooo:paragraph-rsid="00203256"/>
    </style:style>
    <style:style style:name="P11" style:family="paragraph" style:parent-style-name="Standard">
      <style:text-properties style:font-name="Arial" officeooo:rsid="002176ee" officeooo:paragraph-rsid="002176ee"/>
    </style:style>
    <style:style style:name="P12" style:family="paragraph" style:parent-style-name="Standard">
      <style:text-properties style:font-name="Arial" officeooo:rsid="00234a9d" officeooo:paragraph-rsid="00234a9d"/>
    </style:style>
    <style:style style:name="P13" style:family="paragraph" style:parent-style-name="Standard">
      <style:text-properties style:font-name="Arial" officeooo:rsid="002387e6" officeooo:paragraph-rsid="002387e6"/>
    </style:style>
    <style:style style:name="P14" style:family="paragraph" style:parent-style-name="Standard">
      <style:text-properties style:font-name="Arial" officeooo:rsid="002387e6" officeooo:paragraph-rsid="0023cf53"/>
    </style:style>
    <style:style style:name="P15" style:family="paragraph" style:parent-style-name="Standard">
      <style:text-properties style:font-name="Arial" officeooo:rsid="0023cf53" officeooo:paragraph-rsid="0023cf53"/>
    </style:style>
    <style:style style:name="P16" style:family="paragraph" style:parent-style-name="Standard">
      <style:text-properties style:font-name="Arial" officeooo:rsid="0025e964" officeooo:paragraph-rsid="0025e964"/>
    </style:style>
    <style:style style:name="P17" style:family="paragraph" style:parent-style-name="Standard">
      <style:text-properties style:font-name="Arial" style:text-underline-style="solid" style:text-underline-width="auto" style:text-underline-color="font-color" officeooo:rsid="0025e964" officeooo:paragraph-rsid="0025e964"/>
    </style:style>
    <style:style style:name="P18" style:family="paragraph" style:parent-style-name="Standard">
      <style:text-properties style:font-name="Arial" fo:font-weight="bold" officeooo:rsid="002387e6" officeooo:paragraph-rsid="002387e6" style:font-weight-asian="bold" style:font-weight-complex="bold"/>
    </style:style>
    <style:style style:name="P19" style:family="paragraph" style:parent-style-name="Standard">
      <style:text-properties style:font-name="Arial" fo:font-weight="bold" officeooo:rsid="00234a9d" officeooo:paragraph-rsid="00234a9d" style:font-weight-asian="bold" style:font-weight-complex="bold"/>
    </style:style>
    <style:style style:name="T1" style:family="text">
      <style:text-properties officeooo:rsid="001d3c30"/>
    </style:style>
    <style:style style:name="T2" style:family="text">
      <style:text-properties officeooo:rsid="001d7ce6"/>
    </style:style>
    <style:style style:name="T3" style:family="text">
      <style:text-properties officeooo:rsid="00202a96"/>
    </style:style>
    <style:style style:name="T4" style:family="text">
      <style:text-properties officeooo:rsid="0020325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03256" style:font-style-asian="italic" style:font-style-complex="italic"/>
    </style:style>
    <style:style style:name="T7" style:family="text">
      <style:text-properties fo:font-style="italic" officeooo:rsid="002176ee" style:font-style-asian="italic" style:font-style-complex="italic"/>
    </style:style>
    <style:style style:name="T8" style:family="text">
      <style:text-properties fo:font-style="italic" officeooo:rsid="0023cf53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3cf53" style:font-style-asian="italic" style:font-weight-asian="normal" style:font-style-complex="italic" style:font-weight-complex="normal"/>
    </style:style>
    <style:style style:name="T11" style:family="text">
      <style:text-properties officeooo:rsid="002176e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176ee" style:font-style-asian="normal" style:font-style-complex="normal"/>
    </style:style>
    <style:style style:name="T14" style:family="text">
      <style:text-properties fo:font-style="normal" officeooo:rsid="0023cf53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3cf53" style:font-style-asian="normal" style:font-weight-asian="normal" style:font-style-complex="normal" style:font-weight-complex="normal"/>
    </style:style>
    <style:style style:name="T18" style:family="text">
      <style:text-properties officeooo:rsid="00234a9d"/>
    </style:style>
    <style:style style:name="T19" style:family="text">
      <style:text-properties officeooo:rsid="002387e6"/>
    </style:style>
    <style:style style:name="T20" style:family="text">
      <style:text-properties officeooo:rsid="0023cf53"/>
    </style:style>
    <style:style style:name="T21" style:family="text">
      <style:text-properties officeooo:rsid="0025e964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234a9d" style:font-size-asian="10pt" style:font-size-complex="10pt"/>
    </style:style>
    <style:style style:name="T24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style:font-name="Linux Biolinum G"/>
    </style:style>
    <style:style style:name="T26" style:family="text">
      <style:text-properties style:font-name="Linux Biolinum G" fo:font-size="10pt" style:font-size-asian="10pt" style:font-size-complex="10pt"/>
    </style:style>
    <style:style style:name="T27" style:family="text">
      <style:text-properties style:font-name="Linux Biolinum G" fo:font-size="10pt" officeooo:rsid="00234a9d" style:font-size-asian="10pt" style:font-size-complex="10pt"/>
    </style:style>
    <style:style style:name="T28" style:family="text">
      <style:text-properties style:font-name="Linux Biolinum G" fo:font-size="10pt" officeooo:rsid="0023cf53" style:font-size-asian="10pt" style:font-size-complex="10pt"/>
    </style:style>
    <style:style style:name="T29" style:family="text">
      <style:text-properties style:font-name="Linux Biolinum G" fo:font-size="10pt" fo:font-style="italic" style:font-size-asian="10pt" style:font-style-asian="italic" style:font-size-complex="10pt" style:font-style-complex="italic"/>
    </style:style>
    <style:style style:name="T30" style:family="text">
      <style:text-properties style:font-name="Linux Biolinum G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1" style:family="text">
      <style:text-properties style:font-name="Linux Biolinum G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style:font-name="Linux Biolinum G" fo:font-size="10pt" fo:font-style="normal" style:font-size-asian="10pt" style:font-style-asian="normal" style:font-size-complex="10pt" style:font-style-complex="normal"/>
    </style:style>
    <style:style style:name="T33" style:family="text">
      <style:text-properties style:font-name="Linux Biolinum G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Linux Biolinum G" fo:font-size="10pt" fo:font-style="normal" fo:font-weight="bold" officeooo:rsid="00281df7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style:font-name="Linux Biolinum G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font-name="Linux Biolinum G" fo:font-size="10pt" fo:font-weight="bold" style:font-size-asian="10pt" style:font-weight-asian="bold" style:font-size-complex="10pt" style:font-weight-complex="bold"/>
    </style:style>
    <style:style style:name="T37" style:family="text">
      <style:text-properties style:font-name="Linux Biolinum G" fo:font-size="10pt" fo:font-weight="bold" officeooo:rsid="0023cf53" style:font-size-asian="10pt" style:font-weight-asian="bold" style:font-size-complex="10pt" style:font-weight-complex="bold"/>
    </style:style>
    <style:style style:name="T38" style:family="text">
      <style:text-properties style:font-name="Linux Biolinum G" fo:font-size="10pt" fo:font-weight="normal" style:font-size-asian="10pt" style:font-weight-asian="normal" style:font-size-complex="10pt" style:font-weight-complex="normal"/>
    </style:style>
    <style:style style:name="T39" style:family="text">
      <style:text-properties style:font-name="Linux Biolinum G" fo:font-style="italic" style:font-style-asian="italic" style:font-style-complex="italic"/>
    </style:style>
    <style:style style:name="T40" style:family="text">
      <style:text-properties style:font-name="Linux Biolinum G" officeooo:rsid="0023cf53"/>
    </style:style>
    <style:style style:name="T41" style:family="text">
      <style:text-properties style:font-name="Linux Biolinum G" fo:font-style="normal" style:font-style-asian="normal" style:font-style-complex="normal"/>
    </style:style>
    <style:style style:name="T42" style:family="text">
      <style:text-properties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yecto Final de Redes: MazeRedes</text:p>
      <text:p text:style-name="P7"/>
      <text:p text:style-name="P7">Lucas L. Tisera</text:p>
      <text:p text:style-name="P7">Nicolas Mateus</text:p>
      <text:p text:style-name="P7">Camila Mathov</text:p>
      <text:p text:style-name="P7"/>
      <text:p text:style-name="P7">Universidad Nacional de Lanus</text:p>
      <text:p text:style-name="P7">Buenos Aires, Argentina</text:p>
      <text:p text:style-name="P7"/>
      <text:p text:style-name="P1"><text:span text:style-name="T42">{lucastisera, cmathov, </text:span><text:a xlink:type="simple" xlink:href="mailto:nbmateus%7D@gmail.com" text:style-name="Internet_20_link" text:visited-style-name="Visited_20_Internet_20_Link"><text:span text:style-name="T42">nbmateus} @gmail.com</text:span></text:a></text:p>
      <text:p text:style-name="P7"/>
      <text:p text:style-name="P7">Resumen</text:p>
      <text:p text:style-name="P7">El proyecto consiste en crear un juego, basado en un Laberinto. La arquitectura del mismo, cuenta con un cliente y un servidor, desarrollados ambos en python. ***capas de entenderse entre si, definiendo un protocolo entre ellos. </text:p>
      <text:p text:style-name="P7"/>
      <text:p text:style-name="P7"/>
      <text:p text:style-name="P7"/>
      <text:p text:style-name="P7">1) Arquitectura</text:p>
      <text:p text:style-name="P7"/>
      <text:p text:style-name="P7"><text:tab/>1a) El servidor</text:p>
      <text:p text:style-name="P7"><text:tab/>Desarrollamos un servidor, capaz de atender multiples usuarios. Este se comunica con el cliente a travez de Soc<text:span text:style-name="T3">k</text:span>ets, haciendo uso del protocolo TCP/IP. El socket que recibe las peticiones de los clientes es “(IP del servidor, 6666)” <text:span text:style-name="T1">una vez establecida la conexión, se genera un Socket</text:span></text:p>
      <text:p text:style-name="P7">“<text:span text:style-name="T1">(IP del Cliente, #Puerto)” el cual oficia de canal de comunicación entre el Servidor y el cliente que realizo la peticion.</text:span></text:p>
      <text:p text:style-name="P7"><text:tab/><text:span text:style-name="T1">Los sockets estan configurados como No bloqueantes, para poder atender mas de un cliente al mismo tiempo.</text:span></text:p>
      <text:p text:style-name="P7"><text:tab/><text:span text:style-name="T2">Una vez que un cliente se conecta, el socket generado para la comunicación se agrega a una lista. El servidor queda en un bucle atendiendo las nuevas peticiones y esperando datos de los clientes, generando las respuestas adecuadas a cada interacción.</text:span></text:p>
      <text:p text:style-name="P7"><text:tab/><text:span text:style-name="T2">Cuando un cliente envia un dato vacio, el servidor interpreta que ya no hay mas que comunicar y este procede a cerrar la conexión (el socket) y removerlo de la lista.</text:span></text:p>
      <text:p text:style-name="P7"/>
      <text:p text:style-name="P7"><text:tab/><text:span text:style-name="T2">1b) El cliente</text:span></text:p>
      <text:p text:style-name="P7"><text:tab/><text:span text:style-name="T2">El cliente, crea un socket “(IP del server, 6666)” el cual sirve para comunicarse con el servidor. Segun los comandos que ingrese el usuario, comunica a travez del socket las acciones que desea realizar. Por cada accion, tiene una devolucion que la muestra en la consola.</text:span></text:p>
      <text:p text:style-name="P7"/>
      <text:p text:style-name="P7"/>
      <text:p text:style-name="P7"/>
      <text:p text:style-name="P7"/>
      <text:p text:style-name="P8">2) Protocolo</text:p>
      <text:p text:style-name="P8"><text:tab/><text:span text:style-name="T4">Definimos un protocolo personalizado, adaptado a nustras necesidades, el cual enviara Strings con un formato similar al JSON. Los datos que se quieran comunicar deberan estar dentro de un paréntesis y en dupla </text:span><text:span text:style-name="T6">nombre:valor. </text:span><text:span text:style-name="T13">Para enviar mas de una dupla las separamos con comas “,”.</text:span></text:p>
      <text:p text:style-name="P9"><text:tab/>Ejemplo: “(usser:roberto, password:1234)”</text:p>
      <text:p text:style-name="P10"/>
      <text:p text:style-name="P10"/>
      <text:p text:style-name="P10"><text:soft-page-break/></text:p>
      <text:p text:style-name="P10"/>
      <text:p text:style-name="P11"><text:span text:style-name="T19">2.1) </text:span>El cliente realiza la <text:span text:style-name="T18">peticion de conexion</text:span></text:p>
      <text:p text:style-name="P10"><text:tab/><text:span text:style-name="T26">- </text:span><text:span text:style-name="T27">Cliente, envia peticion</text:span></text:p>
      <text:p text:style-name="P2"><text:tab/>- Servidor acepta la conexión entrante.</text:p>
      <text:p text:style-name="P11">Aca es donde el cliente se encuentra conectado con el servidor.</text:p>
      <text:p text:style-name="P11"/>
      <text:p text:style-name="P12"><text:span text:style-name="T19">2.</text:span>2) El cliente envia los datos de loggin que ingreso el usuario</text:p>
      <text:p text:style-name="P10"><text:tab/><text:span text:style-name="T26">- Cliente, envia usuario y contraseña, en un string con el formato</text:span></text:p>
      <text:p text:style-name="P2"><text:tab/>“(usser:<text:span text:style-name="T5">ussername</text:span>,<text:span text:style-name="T11">password:password</text:span>)”</text:p>
      <text:p text:style-name="P2"/>
      <text:p text:style-name="P2"><text:tab/>- <text:span text:style-name="T11">Servidor, responde: “(valido:</text:span><text:span text:style-name="T7">true/false</text:span><text:span text:style-name="T11">)”</text:span></text:p>
      <text:p text:style-name="P10"/>
      <text:p text:style-name="P12"><text:span text:style-name="T19">2.</text:span>3) El cliente envia una peticion, pidiendo el menu de opciones que debera mostrarle al usuario.</text:p>
      <text:p text:style-name="P12"><text:tab/><text:span text:style-name="T36">-Cliente, “(menu:</text:span><text:span text:style-name="T30">opciones</text:span><text:span text:style-name="T36">)”</text:span></text:p>
      <text:p text:style-name="P6"><text:tab/>-Server, “(titulo:Elegi una opcion,opcion:1) Cargar mapa,opcion:2) Ver Instrucciones, 3) Creditos)”</text:p>
      <text:p text:style-name="P19"/>
      <text:p text:style-name="P19"/>
      <text:p text:style-name="P13">En este momento el usuario debe escoger alguna de las opciones mostradas en pantalla.</text:p>
      <text:p text:style-name="P13">Caso de selección de la opcion 1) Cargar mapa.</text:p>
      <text:p text:style-name="P13"><text:tab/><text:span text:style-name="T36">-Cliente, “(opcion:1)”</text:span></text:p>
      <text:p text:style-name="P4"><text:tab/>-Servidor, “(titulo:Elegi un Mapa, opcion:1) Mapa 1, opcion:2) Mapa 2)”</text:p>
      <text:p text:style-name="P18"/>
      <text:p text:style-name="P13"/>
      <text:p text:style-name="P13">Caso de selección de la opcion 2) Ver Instrucciones.</text:p>
      <text:p text:style-name="P13"><text:tab/><text:span text:style-name="T36">-Cliente, “(opcion:2)”</text:span></text:p>
      <text:p text:style-name="P4"><text:tab/>-Servidor, “(titulo:Instrucciones, opcion:<text:span text:style-name="T5">contenido de Instrucciones.txt</text:span>)”</text:p>
      <text:p text:style-name="P18"/>
      <text:p text:style-name="P13"/>
      <text:p text:style-name="P13">Caso de Seleccion de la opcion <text:span text:style-name="T18">3) Creditos.</text:span></text:p>
      <text:p text:style-name="P13"><text:tab/><text:span text:style-name="T36">-Cliente, “(opcion:2)”</text:span></text:p>
      <text:p text:style-name="P4"><text:tab/>-Servidor, “(titulo:Creditos, opcion:<text:span text:style-name="T5">contenido de Creditos.txt</text:span>)”</text:p>
      <text:p text:style-name="P13"/>
      <text:p text:style-name="P13"/>
      <text:p text:style-name="P13">2.3.1) Carga de Mapas</text:p>
      <text:p text:style-name="P13"><text:tab/>Una vez seleccionada la opcion de mapas <text:span text:style-name="T20">el cliente, pedira que se le pase el mapa seleccionado por el usuario.</text:span></text:p>
      <text:p text:style-name="P13"><text:tab/><text:span text:style-name="T36">-</text:span><text:span text:style-name="T37">Cliente, “(mapa:[1/2])”</text:span></text:p>
      <text:p text:style-name="P5"><text:tab/>-Servidor, “(<text:span text:style-name="T14">mapa:</text:span><text:span text:style-name="T8">contenido de mapa[1/2].txt</text:span><text:span text:style-name="T14">, rango:</text:span><text:span text:style-name="T8">rango, </text:span><text:span text:style-name="T14">posX:</text:span><text:span text:style-name="T8">posX</text:span><text:span text:style-name="T14">, posY:</text:span><text:span text:style-name="T8">posY</text:span>)”</text:p>
      <text:p text:style-name="P14"/>
      <text:p text:style-name="P15"/>
      <text:p text:style-name="P15">2.3.2) <text:span text:style-name="T21">Desarrollo del juego.</text:span></text:p>
      <text:p text:style-name="P15"><text:tab/><text:span text:style-name="T21">Llegado a este punto, el usuario debera resolver el laberinto, sorteando los obstaculos que lo esperan, moviendose con los comandos preestablecidos.</text:span></text:p>
      <text:p text:style-name="P15"/>
      <text:p text:style-name="P3">Comandos: ["arriba", "abajo", "izquierda", "derecha", "agarrar", "salir", "w", "a", "s", "d", "e", "q"]</text:p>
      <text:p text:style-name="P16"/>
      <text:p text:style-name="P16"><text:tab/><text:span text:style-name="T36">-Cliente, “(comando:</text:span><text:span text:style-name="T30">comando</text:span><text:span text:style-name="T33">)</text:span></text:p>
      <text:p text:style-name="P3"><text:span text:style-name="T12"><text:tab/>-Servidor, “(valido:</text:span><text:span text:style-name="T5">[true/false]</text:span><text:span text:style-name="T12">,</text:span><text:span text:style-name="T14">posX:</text:span><text:span text:style-name="T8">posX</text:span><text:span text:style-name="T14">, posY:</text:span><text:span text:style-name="T8">posY</text:span><text:span text:style-name="T14">,</text:span><text:span text:style-name="T12">[error:</text:span><text:span text:style-name="T5">error</text:span><text:span text:style-name="T12">],[aviso:</text:span><text:span text:style-name="T5">aviso</text:span><text:span text:style-name="T12">], <text:tab/><text:tab/><text:tab/><text:tab/>[finalizado:</text:span><text:span text:style-name="T5">true/false</text:span><text:span text:style-name="T12">])”</text:span></text:p>
      <text:p text:style-name="P16"><text:span text:style-name="T12"/></text:p>
      <text:p text:style-name="P16"><text:span text:style-name="T12">En caso de que llegue a concluir el juego, cuando el cliente recibe el parametro “finalizado”, tendremos la opcion de Volver a jugar o Finalizar el programa.</text:span></text:p>
      <text:p text:style-name="P16"><text:soft-page-break/><text:span text:style-name="T12"/></text:p>
      <text:p text:style-name="P16"><text:span text:style-name="T12">2.3.3) Finalizar</text:span></text:p>
      <text:p text:style-name="P16"><text:span text:style-name="T12"><text:tab/>Con esta accion cerramos la conexión entre el cliente y el servidor</text:span></text:p>
      <text:p text:style-name="P16"><text:span text:style-name="T12"><text:tab/></text:span><text:span text:style-name="T33">-Cliente, “” (notese que en este caso no enviamos el casiJSON</text:span><text:span text:style-name="T34">)</text:span></text:p>
      <text:p text:style-name="P17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06:36:57.249000000</meta:creation-date>
    <meta:editing-duration>PT13M59S</meta:editing-duration>
    <meta:editing-cycles>6</meta:editing-cycles>
    <meta:generator>LibreOffice/6.1.3.2$Windows_X86_64 LibreOffice_project/86daf60bf00efa86ad547e59e09d6bb77c699acb</meta:generator>
    <dc:date>2018-11-21T10:13:17.063000000</dc:date>
    <meta:document-statistic meta:table-count="0" meta:image-count="0" meta:object-count="0" meta:page-count="3" meta:paragraph-count="55" meta:word-count="601" meta:character-count="4080" meta:non-whitespace-character-count="3499"/>
  </office:meta>
</office:document-meta>
</file>